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5B000000585A766000.png" manifest:media-type="image/png"/>
  <manifest:file-entry manifest:full-path="Pictures/100035430000077F000007472BEBA4F4.svg" manifest:media-type="image/svg+xml"/>
  <manifest:file-entry manifest:full-path="Pictures/100002010000025300000349D20AB868.png" manifest:media-type="image/png"/>
  <manifest:file-entry manifest:full-path="Pictures/10003934000052240000742036389415.svg" manifest:media-type="image/svg+xml"/>
  <manifest:file-entry manifest:full-path="Pictures/1000020100000154000000ECC2B624D7.png" manifest:media-type="image/png"/>
  <manifest:file-entry manifest:full-path="Pictures/100002010000029C000002593969E06D.png" manifest:media-type="image/png"/>
  <manifest:file-entry manifest:full-path="Pictures/1000158B0000373B000031B8F90805C0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思源黑體 TW Regular1" svg:font-family="'思源黑體 TW Regular'" style:font-pitch="variable"/>
    <style:font-face style:name="思源黑體 TW Regular" svg:font-family="'思源黑體 TW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文泉驛微米黑1" svg:font-family="文泉驛微米黑" style:font-family-generic="swiss" style:font-pitch="variable"/>
    <style:font-face style:name="AR PL UMing TW" svg:font-family="'AR PL UMing TW'" style:font-family-generic="system" style:font-pitch="variable"/>
    <style:font-face style:name="Droid Sans Fallback1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4.992cm"/>
    </style:style>
    <style:style style:name="gr2" style:family="graphic" style:parent-style-name="standard">
      <style:graphic-properties draw:stroke="none" draw:fill="none" fo:min-height="9.936cm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2.3cm"/>
    </style:style>
    <style:style style:name="gr5" style:family="graphic" style:parent-style-name="standard">
      <style:graphic-properties draw:stroke="none" svg:stroke-color="#000000" draw:fill="none" draw:fill-color="#ffffff" fo:min-height="3.3cm"/>
    </style:style>
    <style:style style:name="gr6" style:family="graphic" style:parent-style-name="standard">
      <style:graphic-properties draw:stroke="none" svg:stroke-color="#000000" draw:fill="none" draw:fill-color="#ffffff" fo:min-height="2.1cm"/>
    </style:style>
    <style:style style:name="gr7" style:family="graphic" style:parent-style-name="standard">
      <style:graphic-properties draw:textarea-horizontal-align="justify" draw:textarea-vertical-align="middle" draw:auto-grow-height="false" fo:min-height="0.869cm" fo:min-width="3.139cm"/>
    </style:style>
    <style:style style:name="gr8" style:family="graphic" style:parent-style-name="standard">
      <style:graphic-properties draw:textarea-horizontal-align="justify" draw:textarea-vertical-align="middle" draw:auto-grow-height="false" fo:min-height="2.75cm" fo:min-width="2.1cm"/>
    </style:style>
    <style:style style:name="gr9" style:family="graphic" style:parent-style-name="standard">
      <style:graphic-properties draw:textarea-horizontal-align="justify" draw:textarea-vertical-align="middle" draw:auto-grow-height="false" fo:min-height="1.05cm" fo:min-width="3.263cm"/>
    </style:style>
    <style:style style:name="gr10" style:family="graphic" style:parent-style-name="standard">
      <style:graphic-properties draw:stroke="none" draw:fill="none" fo:min-height="5.93cm"/>
    </style:style>
    <style:style style:name="gr11" style:family="graphic" style:parent-style-name="standard">
      <style:graphic-properties draw:stroke="none" svg:stroke-color="#000000" draw:fill="none" draw:fill-color="#ffffff" fo:min-height="5.5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Droid Sans Fallback" fo:font-size="108pt" style:font-name-asian="Droid Sans Fallback" style:font-size-asian="108pt" style:font-size-complex="108pt"/>
    </style:style>
    <style:style style:name="P3" style:family="paragraph">
      <style:paragraph-properties fo:text-align="end"/>
    </style:style>
    <style:style style:name="P4" style:family="paragraph">
      <loext:graphic-properties draw:fill="none"/>
      <style:paragraph-properties fo:text-align="end"/>
      <style:text-properties fo:font-size="60pt" style:font-size-asian="60pt" style:font-size-complex="6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40pt" style:font-size-asian="40pt" style:font-size-complex="40pt"/>
    </style:style>
    <style:style style:name="P7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P8" style:family="paragraph">
      <style:text-properties style:font-name="思源黑體 TW Regular1" style:font-name-asian="思源黑體 TW Regular1"/>
    </style:style>
    <style:style style:name="P9" style:family="paragraph">
      <loext:graphic-properties draw:fill="none"/>
      <style:text-properties style:font-name="思源黑體 TW Regular1" style:font-name-asian="思源黑體 TW Regular1"/>
    </style:style>
    <style:style style:name="P10" style:family="paragraph">
      <style:text-properties fo:font-size="88pt" style:font-size-asian="88pt" style:font-size-complex="88pt"/>
    </style:style>
    <style:style style:name="P11" style:family="paragraph">
      <loext:graphic-properties draw:fill="none" draw:fill-color="#ffffff"/>
      <style:text-properties fo:font-size="88pt" style:font-size-asian="88pt" style:font-size-complex="88pt"/>
    </style:style>
    <style:style style:name="T1" style:family="text">
      <style:text-properties style:font-name="Droid Sans Fallback" fo:font-size="108pt" style:font-name-asian="Droid Sans Fallback" style:font-size-asian="108pt" style:font-size-complex="108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style:font-name="思源黑體 TW Regular1" fo:font-size="40pt" style:font-name-asian="思源黑體 TW Regular1" style:font-size-asian="40pt" style:font-weight-asian="normal" style:font-size-complex="40pt"/>
    </style:style>
    <style:style style:name="T5" style:family="text">
      <style:text-properties style:font-name="思源黑體 TW Regular1" style:font-name-asian="思源黑體 TW Regular1"/>
    </style:style>
    <style:style style:name="T6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style-name="gr1" draw:text-style-name="P2" draw:layer="layout" svg:width="34.4cm" svg:height="5.242cm" svg:x="3.8cm" svg:y="1.567cm">
          <draw:text-box>
            <text:p text:style-name="P1"><text:span text:style-name="T1">最有價值漢字選拔</text:span></text:p>
          </draw:text-box>
        </draw:frame>
        <draw:frame draw:style-name="gr2" draw:text-style-name="P4" draw:layer="layout" svg:width="26.058cm" svg:height="10.186cm" svg:x="14.6cm" svg:y="48.7cm">
          <draw:text-box>
            <text:p text:style-name="P3"><text:span text:style-name="T2">1032</text:span><text:span text:style-name="T2">漢字文化與智慧生活</text:span><text:span text:style-name="T2"><text:line-break/></text:span><text:span text:style-name="T2">學期分組習作</text:span><text:span text:style-name="T2"><text:line-break/></text:span><text:span text:style-name="T3">00072019 </text:span><text:span text:style-name="T3">黃柏翰</text:span></text:p>
            <text:p text:style-name="P3"><text:span text:style-name="T3">09957010 </text:span><text:span text:style-name="T3">林博仁</text:span></text:p>
            <text:p text:style-name="P3"><text:span text:style-name="T3">00072031 </text:span><text:span text:style-name="T3">郭昌期</text:span><text:span text:style-name="T3"><text:line-break/></text:span><text:span text:style-name="T3">00157104 </text:span><text:span text:style-name="T4">張震宇</text:span></text:p>
          </draw:text-box>
        </draw:frame>
        <draw:g>
          <draw:g>
            <draw:frame draw:style-name="gr3" draw:text-style-name="P5" draw:layer="layout" svg:width="16.7cm" svg:height="15.033cm" svg:x="23.9cm" svg:y="26cm">
              <draw:image xlink:href="Pictures/1000158B0000373B000031B8F90805C0.svg" xlink:type="simple" xlink:show="embed" xlink:actuate="onLoad">
                <text:p/>
              </draw:image>
              <draw:image xlink:href="Pictures/100002010000029C000002593969E06D.png" xlink:type="simple" xlink:show="embed" xlink:actuate="onLoad"/>
            </draw:frame>
            <draw:frame draw:style-name="gr4" draw:text-style-name="P6" draw:layer="layout" svg:width="7cm" svg:height="2.55cm" svg:x="29.05cm" svg:y="40.9cm">
              <draw:text-box>
                <text:p text:style-name="P1"><text:span text:style-name="T3">小篆</text:span></text:p>
              </draw:text-box>
            </draw:frame>
          </draw:g>
          <draw:g>
            <draw:frame draw:style-name="gr3" draw:text-style-name="P5" draw:layer="layout" svg:width="18.157cm" svg:height="12.601cm" svg:x="4.5cm" svg:y="26.437cm">
              <draw:image xlink:href="Pictures/1000020100000154000000ECC2B624D7.png" xlink:type="simple" xlink:show="embed" xlink:actuate="onLoad">
                <text:p/>
              </draw:image>
            </draw:frame>
            <draw:frame draw:style-name="gr5" draw:text-style-name="P7" draw:layer="layout" svg:width="8.7cm" svg:height="3.55cm" svg:x="6.1cm" svg:y="39.488cm">
              <draw:text-box>
                <text:p text:style-name="P1"><text:span text:style-name="T3">楷書</text:span></text:p>
              </draw:text-box>
            </draw:frame>
          </draw:g>
          <draw:g>
            <draw:frame draw:style-name="gr3" draw:text-style-name="P5" draw:layer="layout" svg:width="11.7cm" svg:height="16.637cm" svg:x="26.557cm" svg:y="5cm">
              <draw:image xlink:href="Pictures/10003934000052240000742036389415.svg" xlink:type="simple" xlink:show="embed" xlink:actuate="onLoad">
                <text:p/>
              </draw:image>
              <draw:image xlink:href="Pictures/100002010000025300000349D20AB868.png" xlink:type="simple" xlink:show="embed" xlink:actuate="onLoad"/>
            </draw:frame>
            <draw:frame draw:style-name="gr4" draw:text-style-name="P6" draw:layer="layout" svg:width="6.6cm" svg:height="2.55cm" svg:x="28.757cm" svg:y="19.537cm">
              <draw:text-box>
                <text:p text:style-name="P1"><text:span text:style-name="T3">金文</text:span></text:p>
              </draw:text-box>
            </draw:frame>
          </draw:g>
          <draw:g>
            <draw:frame draw:style-name="gr3" draw:text-style-name="P5" draw:layer="layout" svg:width="14.108cm" svg:height="13.696cm" svg:x="4.749cm" svg:y="6.337cm">
              <draw:image xlink:href="Pictures/100035430000077F000007472BEBA4F4.svg" xlink:type="simple" xlink:show="embed" xlink:actuate="onLoad">
                <text:p/>
              </draw:image>
              <draw:image xlink:href="Pictures/100002010000005B000000585A766000.png" xlink:type="simple" xlink:show="embed" xlink:actuate="onLoad"/>
            </draw:frame>
            <draw:frame draw:style-name="gr6" draw:text-style-name="P7" draw:layer="layout" svg:width="3.537cm" svg:height="2.35cm" svg:x="8.912cm" svg:y="19.987cm">
              <draw:text-box>
                <text:p text:style-name="P1"><text:span text:style-name="T3">楚文</text:span></text:p>
              </draw:text-box>
            </draw:frame>
          </draw:g>
          <draw:custom-shape draw:style-name="gr7" draw:text-style-name="P1" draw:layer="layout" svg:width="4.157cm" svg:height="2.237cm" svg:x="21.8cm" svg:y="32.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" draw:text-style-name="P1" draw:layer="layout" svg:width="2.6cm" svg:height="3cm" svg:x="31.557cm" svg:y="22.837cm">
            <text:p/>
            <draw:enhanced-geometry svg:viewBox="0 0 21600 21600" draw:text-areas="?f0 ?f7 ?f2 21600" draw:mirror-horizontal="false" draw:mirror-vertical="true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9" draw:text-style-name="P1" draw:layer="layout" svg:width="4.3cm" svg:height="2.6cm" svg:x="19.557cm" svg:y="12.53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10" draw:text-style-name="P9" draw:layer="layout" svg:width="17.842cm" svg:height="6.18cm" svg:x="2.1cm" svg:y="42.7cm">
          <draw:text-box>
            <text:list text:style-name="L2">
              <text:list-item>
                <text:p text:style-name="P8"><text:span text:style-name="T5">將「恕」視作從女，從口，從心。</text:span></text:p>
              </text:list-item>
              <text:list-item>
                <text:p text:style-name="P8"><text:span text:style-name="T5">「恕」從「女」表示與女人的特性有關；「口」為言行。</text:span></text:p>
              </text:list-item>
              <text:list-item>
                <text:p text:style-name="P8"><text:span text:style-name="T5">「恕」是女人的口與心。女人往往心性柔順，善解人意，所以「恕」是因為女人內心的柔弱、善良而產生的行為。</text:span></text:p>
              </text:list-item>
              <text:list-item>
                <text:p text:style-name="P8"><text:span text:style-name="T5">「恕」是一種解人意、通情理的舉動。 </text:span></text:p>
              </text:list-item>
            </text:list>
          </draw:text-box>
        </draw:frame>
        <draw:frame draw:style-name="gr11" draw:text-style-name="P11" draw:layer="layout" svg:width="10.7cm" svg:height="5.8cm" svg:x="18.3cm" svg:y="54cm">
          <draw:text-box>
            <text:p text:style-name="P10"><text:span text:style-name="T6">第四組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思源黑體 TW Regular1" svg:font-family="'思源黑體 TW Regular'" style:font-pitch="variable"/>
    <style:font-face style:name="思源黑體 TW Regular" svg:font-family="'思源黑體 TW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文泉驛微米黑1" svg:font-family="文泉驛微米黑" style:font-family-generic="swiss" style:font-pitch="variable"/>
    <style:font-face style:name="AR PL UMing TW" svg:font-family="'AR PL UMing TW'" style:font-family-generic="system" style:font-pitch="variable"/>
    <style:font-face style:name="Droid Sans Fallback1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Droid Sans Fallback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思源黑體 TW Regular" fo:font-family="'思源黑體 TW Regular'" style:font-style-name="標準" style:font-pitch="variable" fo:font-size="18pt" fo:font-style="normal" fo:text-shadow="none" style:text-underline-style="none" fo:font-weight="normal" style:letter-kerning="true" style:font-name-asian="思源黑體 TW Regular" style:font-family-asian="'思源黑體 TW Regular'" style:font-style-name-asian="標準" style:font-pitch-asian="variable" style:font-size-asian="18pt" style:font-style-asian="normal" style:font-weight-asian="normal" style:font-name-complex="Droid Sans Fallback1" style:font-family-complex="'Droid Sans Fallbac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09957010 資工 5A 林博仁</meta:initial-creator>
    <meta:creation-date>2015-05-31T19:24:25.324875409</meta:creation-date>
    <dc:date>2015-06-03T10:29:09.671223810</dc:date>
    <dc:creator>09957010 資工 5A 林博仁</dc:creator>
    <meta:editing-duration>PT52M48S</meta:editing-duration>
    <meta:editing-cycles>7</meta:editing-cycles>
    <meta:generator>LibreOffice/4.4.3.2$Linux_X86_64 LibreOffice_project/40m0$Build-2</meta:generator>
    <dc:title>「1032漢字文化與智慧生活」 學期分組習作 - 最有價值漢字選拔 - 「恕」（海報）</dc:title>
    <meta:document-statistic meta:object-count="20"/>
  </office:meta>
</office:document-meta>
</file>